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0924f" officeooo:paragraph-rsid="0014e9a4"/>
    </style:style>
    <style:style style:name="P2" style:family="paragraph" style:parent-style-name="Subtitle">
      <style:text-properties officeooo:rsid="0014e9a4" officeooo:paragraph-rsid="0014e9a4"/>
    </style:style>
    <style:style style:name="P3" style:family="paragraph" style:parent-style-name="Preformatted_20_Text">
      <style:text-properties fo:color="#1b75bc" style:font-name="Ubuntu Mono" officeooo:rsid="00241119" officeooo:paragraph-rsid="00241119" loext:padding="0cm" loext:border="none"/>
    </style:style>
    <style:style style:name="P4" style:family="paragraph" style:parent-style-name="Preformatted_20_Text">
      <style:text-properties fo:color="#1b75bc" style:font-name="Ubuntu Mono" officeooo:rsid="00260580" officeooo:paragraph-rsid="00260580" loext:padding="0cm" loext:border="none"/>
    </style:style>
    <style:style style:name="P5"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1" fo:font-size="10.3999996185303pt"/>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text-properties fo:color="#1b75bc"/>
    </style:style>
    <style:style style:name="P7" style:family="paragraph" style:parent-style-name="Preformatted_20_Text">
      <style:paragraph-properties fo:margin-left="0cm" fo:margin-right="0cm" fo:margin-top="0cm" fo:margin-bottom="0cm" loext:contextual-spacing="false" fo:text-indent="0cm" style:auto-text-indent="false" fo:padding="0cm" fo:border="none"/>
      <style:text-properties fo:color="#1b75bc" style:font-name="Ubuntu Mono1"/>
    </style:style>
    <style:style style:name="P8" style:family="paragraph" style:parent-style-name="Preformatted_20_Text">
      <style:paragraph-properties fo:margin-left="0cm" fo:margin-right="0cm" fo:margin-top="0cm" fo:margin-bottom="0cm" loext:contextual-spacing="false" fo:text-indent="0cm" style:auto-text-indent="false" fo:padding="0cm" fo:border="none"/>
      <style:text-properties fo:color="#1b75bc" style:font-name="Ubuntu Mono1" fo:font-size="10.3999996185303pt"/>
    </style:style>
    <style:style style:name="P9" style:family="paragraph" style:parent-style-name="Preformatted_20_Text">
      <style:paragraph-properties fo:margin-top="0cm" fo:margin-bottom="0cm" loext:contextual-spacing="false" fo:padding="0cm" fo:border="none"/>
      <style:text-properties fo:color="#c38312" style:font-name="Ubuntu Mono" officeooo:rsid="00260580"/>
    </style:style>
    <style:style style:name="P10" style:family="paragraph" style:parent-style-name="Preformatted_20_Text">
      <style:paragraph-properties fo:margin-top="0cm" fo:margin-bottom="0cm" loext:contextual-spacing="false" fo:padding="0cm" fo:border="none"/>
      <style:text-properties fo:color="#1b75bc"/>
    </style:style>
    <style:style style:name="P11" style:family="paragraph" style:parent-style-name="Preformatted_20_Text">
      <style:paragraph-properties fo:margin-top="0cm" fo:margin-bottom="0cm" loext:contextual-spacing="false" fo:padding="0cm" fo:border="none"/>
      <style:text-properties fo:color="#1b75bc" style:font-name="Ubuntu Mono1"/>
    </style:style>
    <style:style style:name="P12" style:family="paragraph" style:parent-style-name="Preformatted_20_Text">
      <style:paragraph-properties fo:margin-top="0cm" fo:margin-bottom="0cm" loext:contextual-spacing="false" fo:padding="0cm" fo:border="none"/>
      <style:text-properties fo:color="#1b75bc" style:font-name="Ubuntu Mono1" fo:font-size="10.3999996185303pt" loext:padding="0cm" loext:border="none"/>
    </style:style>
    <style:style style:name="P13" style:family="paragraph" style:parent-style-name="Preformatted_20_Text">
      <style:paragraph-properties fo:margin-top="0cm" fo:margin-bottom="0cm" loext:contextual-spacing="false" fo:padding="0cm" fo:border="none"/>
      <style:text-properties fo:color="#1b75bc" loext:padding="0cm" loext:border="none"/>
    </style:style>
    <style:style style:name="P14" style:family="paragraph" style:parent-style-name="Heading_20_1">
      <style:text-properties officeooo:rsid="0010924f" officeooo:paragraph-rsid="0014e9a4"/>
    </style:style>
    <style:style style:name="P15" style:family="paragraph" style:parent-style-name="Heading_20_1">
      <style:paragraph-properties fo:text-align="center" style:justify-single-word="false"/>
      <style:text-properties officeooo:paragraph-rsid="001c3df8"/>
    </style:style>
    <style:style style:name="P16" style:family="paragraph" style:parent-style-name="Heading_20_1">
      <style:paragraph-properties fo:text-align="center" style:justify-single-word="false"/>
      <style:text-properties officeooo:paragraph-rsid="001e8827"/>
    </style:style>
    <style:style style:name="P17" style:family="paragraph" style:parent-style-name="Heading_20_1">
      <style:paragraph-properties fo:text-align="center" style:justify-single-word="false"/>
      <style:text-properties officeooo:paragraph-rsid="0023c8da"/>
    </style:style>
    <style:style style:name="P18" style:family="paragraph" style:parent-style-name="Heading_20_1">
      <style:paragraph-properties fo:text-align="center" style:justify-single-word="false"/>
      <style:text-properties officeooo:rsid="00259750" officeooo:paragraph-rsid="00259750"/>
    </style:style>
    <style:style style:name="P19" style:family="paragraph" style:parent-style-name="Text_20_body">
      <style:text-properties officeooo:paragraph-rsid="0014e9a4"/>
    </style:style>
    <style:style style:name="P20" style:family="paragraph" style:parent-style-name="Text_20_body">
      <style:text-properties style:font-name="Ubuntu Mono" officeooo:paragraph-rsid="0014e9a4"/>
    </style:style>
    <style:style style:name="P21" style:family="paragraph" style:parent-style-name="Text_20_body">
      <style:text-properties style:font-name="Ubuntu Mono" officeooo:paragraph-rsid="0014f6cf"/>
    </style:style>
    <style:style style:name="P22" style:family="paragraph" style:parent-style-name="Text_20_body">
      <style:text-properties style:font-name="Ubuntu Mono" officeooo:paragraph-rsid="00183b92"/>
    </style:style>
    <style:style style:name="P23" style:family="paragraph" style:parent-style-name="Text_20_body">
      <style:text-properties style:font-name="Ubuntu Mono" style:text-underline-style="none" officeooo:paragraph-rsid="0014e9a4"/>
    </style:style>
    <style:style style:name="P24" style:family="paragraph" style:parent-style-name="Text_20_body">
      <style:text-properties style:font-name="Ubuntu Mono" officeooo:rsid="0019eab8" officeooo:paragraph-rsid="0019eab8"/>
    </style:style>
    <style:style style:name="P25" style:family="paragraph" style:parent-style-name="Text_20_body">
      <style:text-properties style:font-name="Ubuntu Mono" officeooo:rsid="002071d9" officeooo:paragraph-rsid="002071d9"/>
    </style:style>
    <style:style style:name="P26" style:family="paragraph" style:parent-style-name="Text_20_body">
      <style:text-properties style:font-name="Ubuntu Mono" officeooo:rsid="00241119" officeooo:paragraph-rsid="00241119"/>
    </style:style>
    <style:style style:name="P27" style:family="paragraph" style:parent-style-name="Text_20_body">
      <style:text-properties fo:color="#006c3b" style:font-name="Ubuntu Mono" officeooo:paragraph-rsid="0014e9a4"/>
    </style:style>
    <style:style style:name="P28" style:family="paragraph" style:parent-style-name="Text_20_body">
      <style:text-properties fo:color="#006c3b" style:font-name="Ubuntu Mono" officeooo:paragraph-rsid="0014f6cf"/>
    </style:style>
    <style:style style:name="P29" style:family="paragraph" style:parent-style-name="Text_20_body">
      <style:text-properties fo:color="#006c3b" style:font-name="Ubuntu Mono" officeooo:paragraph-rsid="00183b92"/>
    </style:style>
    <style:style style:name="P30" style:family="paragraph" style:parent-style-name="Text_20_body">
      <style:text-properties fo:color="#390a5d" style:font-name="Ubuntu Mono" officeooo:paragraph-rsid="0014e9a4"/>
    </style:style>
    <style:style style:name="P31" style:family="paragraph" style:parent-style-name="Text_20_body">
      <style:text-properties fo:color="#390a5d" style:font-name="Ubuntu Mono" officeooo:paragraph-rsid="0014f6cf"/>
    </style:style>
    <style:style style:name="P32" style:family="paragraph" style:parent-style-name="Text_20_body">
      <style:text-properties fo:color="#390a5d" style:font-name="Ubuntu Mono" officeooo:paragraph-rsid="00183b92"/>
    </style:style>
    <style:style style:name="P33" style:family="paragraph" style:parent-style-name="Text_20_body">
      <style:text-properties fo:color="#1b75bc" style:font-name="Ubuntu Mono" officeooo:paragraph-rsid="0019eab8"/>
    </style:style>
    <style:style style:name="P34" style:family="paragraph" style:parent-style-name="Text_20_body">
      <style:text-properties fo:color="#1b75bc" style:font-name="Ubuntu Mono" officeooo:paragraph-rsid="001f1418"/>
    </style:style>
    <style:style style:name="P35" style:family="paragraph" style:parent-style-name="Text_20_body">
      <style:text-properties fo:color="#1b75bc" style:font-name="Ubuntu Mono" officeooo:paragraph-rsid="002071d9"/>
    </style:style>
    <style:style style:name="P36" style:family="paragraph" style:parent-style-name="Text_20_body">
      <style:text-properties fo:color="#1b75bc" style:font-name="Ubuntu Mono" officeooo:paragraph-rsid="00241119"/>
    </style:style>
    <style:style style:name="P37" style:family="paragraph" style:parent-style-name="Text_20_body">
      <style:text-properties fo:color="#1b75bc" officeooo:paragraph-rsid="002071d9"/>
    </style:style>
    <style:style style:name="P38" style:family="paragraph" style:parent-style-name="Text_20_body">
      <style:text-properties fo:color="#c38312" style:font-name="Ubuntu Mono" officeooo:paragraph-rsid="0014e9a4"/>
    </style:style>
    <style:style style:name="P39" style:family="paragraph" style:parent-style-name="Text_20_body">
      <style:text-properties fo:color="#c38312" style:font-name="Ubuntu Mono" officeooo:paragraph-rsid="0014f6cf"/>
    </style:style>
    <style:style style:name="P40" style:family="paragraph" style:parent-style-name="Text_20_body">
      <style:text-properties fo:color="#c38312" style:font-name="Ubuntu Mono" officeooo:paragraph-rsid="00183b92"/>
    </style:style>
    <style:style style:name="P41" style:family="paragraph" style:parent-style-name="Text_20_body">
      <style:text-properties fo:color="#c38312" style:font-name="Ubuntu Mono" officeooo:paragraph-rsid="00260580"/>
    </style:style>
    <style:style style:name="P42" style:family="paragraph" style:parent-style-name="Text_20_body">
      <style:text-properties fo:color="#c38312" style:font-name="Ubuntu Mono" officeooo:rsid="00260580" officeooo:paragraph-rsid="00260580"/>
    </style:style>
    <style:style style:name="P43" style:family="paragraph" style:parent-style-name="Text_20_body">
      <style:text-properties fo:color="#000000" style:font-name="Ubuntu Mono" officeooo:paragraph-rsid="0014e9a4"/>
    </style:style>
    <style:style style:name="P44" style:family="paragraph" style:parent-style-name="Text_20_body">
      <style:text-properties fo:color="#000000" style:font-name="Ubuntu Mono" officeooo:paragraph-rsid="0014f6cf"/>
    </style:style>
    <style:style style:name="P45" style:family="paragraph" style:parent-style-name="Text_20_body">
      <style:text-properties fo:color="#000000" style:font-name="Ubuntu Mono" fo:font-weight="normal" officeooo:paragraph-rsid="0014f6cf" style:font-weight-asian="normal" style:font-weight-complex="normal"/>
    </style:style>
    <style:style style:name="P46" style:family="paragraph" style:parent-style-name="Text_20_body">
      <style:text-properties fo:color="#000000" style:font-name="Ubuntu Mono" fo:font-weight="normal" officeooo:rsid="001f1418" officeooo:paragraph-rsid="001f1418" style:font-weight-asian="normal" style:font-weight-complex="normal"/>
    </style:style>
    <style:style style:name="P47" style:family="paragraph" style:parent-style-name="Text_20_body">
      <style:text-properties fo:color="#000000" style:font-name="Ubuntu Mono" officeooo:rsid="002071d9" officeooo:paragraph-rsid="002071d9"/>
    </style:style>
    <style:style style:name="P48" style:family="paragraph" style:parent-style-name="Text_20_body">
      <style:text-properties fo:color="#000000" style:font-name="Ubuntu Mono" officeooo:paragraph-rsid="00183b92"/>
    </style:style>
    <style:style style:name="P49" style:family="paragraph" style:parent-style-name="Text_20_body">
      <style:text-properties fo:color="#000000" style:font-name="Ubuntu Mono" officeooo:rsid="00241119" officeooo:paragraph-rsid="00241119"/>
    </style:style>
    <style:style style:name="P50" style:family="paragraph" style:parent-style-name="Text_20_body">
      <style:text-properties fo:color="#000000" style:font-name="Ubuntu Mono" officeooo:paragraph-rsid="00260580"/>
    </style:style>
    <style:style style:name="P51" style:family="paragraph" style:parent-style-name="Text_20_body">
      <style:text-properties fo:color="#000000" style:font-name="Ubuntu Mono" officeooo:rsid="00260580" officeooo:paragraph-rsid="00260580"/>
    </style:style>
    <style:style style:name="T1" style:family="text">
      <style:text-properties fo:font-weight="bold" style:font-weight-asian="bold" style:font-weight-complex="bold"/>
    </style:style>
    <style:style style:name="T2" style:family="text">
      <style:text-properties officeooo:rsid="0014e9a4"/>
    </style:style>
    <style:style style:name="T3" style:family="text">
      <style:text-properties fo:color="#ce181e"/>
    </style:style>
    <style:style style:name="T4" style:family="text">
      <style:text-properties fo:color="#ce181e" officeooo:rsid="00260580"/>
    </style:style>
    <style:style style:name="T5" style:family="text">
      <style:text-properties officeooo:rsid="0019eab8"/>
    </style:style>
    <style:style style:name="T6" style:family="text">
      <style:text-properties style:font-name="Ubuntu Mono1" fo:font-size="10.3999996185303pt"/>
    </style:style>
    <style:style style:name="T7" style:family="text">
      <style:text-properties style:font-name="Ubuntu Mono1" fo:font-size="10.3999996185303pt" loext:padding="0cm" loext:border="none"/>
    </style:style>
    <style:style style:name="T8" style:family="text">
      <style:text-properties officeooo:rsid="001c3df8"/>
    </style:style>
    <style:style style:name="T9" style:family="text">
      <style:text-properties officeooo:rsid="001e8827"/>
    </style:style>
    <style:style style:name="T10" style:family="text">
      <style:text-properties fo:color="#006c3b"/>
    </style:style>
    <style:style style:name="T11" style:family="text">
      <style:text-properties officeooo:rsid="001f1418"/>
    </style:style>
    <style:style style:name="T12" style:family="text">
      <style:text-properties fo:color="#000000"/>
    </style:style>
    <style:style style:name="T13" style:family="text">
      <style:text-properties fo:color="#000000" fo:font-weight="normal" officeooo:rsid="001f1418" style:font-weight-asian="normal" style:font-weight-complex="normal"/>
    </style:style>
    <style:style style:name="T14" style:family="text">
      <style:text-properties fo:color="#000000" officeooo:rsid="002071d9"/>
    </style:style>
    <style:style style:name="T15" style:family="text">
      <style:text-properties fo:color="#000000" officeooo:rsid="00241119"/>
    </style:style>
    <style:style style:name="T16" style:family="text">
      <style:text-properties fo:color="#000000" officeooo:rsid="00260580"/>
    </style:style>
    <style:style style:name="T17" style:family="text">
      <style:text-properties officeooo:rsid="002071d9"/>
    </style:style>
    <style:style style:name="T18" style:family="text">
      <style:text-properties fo:font-size="10.3999996185303pt" loext:padding="0cm" loext:border="none"/>
    </style:style>
    <style:style style:name="T19" style:family="text">
      <style:text-properties loext:padding="0cm" loext:border="none"/>
    </style:style>
    <style:style style:name="T20" style:family="text">
      <style:text-properties style:font-name="Ubuntu Mono" officeooo:rsid="002071d9"/>
    </style:style>
    <style:style style:name="T21" style:family="text">
      <style:text-properties officeooo:rsid="0023c8da"/>
    </style:style>
    <style:style style:name="T22" style:family="text">
      <style:text-properties fo:color="#390a5d"/>
    </style:style>
    <style:style style:name="T23" style:family="text">
      <style:text-properties officeooo:rsid="00241119"/>
    </style:style>
    <style:style style:name="T24" style:family="text">
      <style:text-properties officeooo:rsid="00260580"/>
    </style:style>
    <style:style style:name="T25" style:family="text">
      <style:text-properties fo:color="#1b75bc"/>
    </style:style>
    <style:style style:name="T26" style:family="text">
      <style:text-properties fo:font-weight="normal" officeooo:rsid="001f141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A Lab <text:span text:style-name="T2">4</text:span></text:p>
      <text:p text:style-name="P2">Solving Problems from <text:span text:style-name="T1">Testing of Hypothesis Pdf</text:span> using code </text:p>
      <text:h text:style-name="P14" text:outline-level="1">Name: Dheeraj Chaudhary</text:h>
      <text:h text:style-name="P14" text:outline-level="1">Roll: 17BCS009</text:h>
      <text:p text:style-name="P19"/>
      <text:p text:style-name="P19"/>
      <text:p text:style-name="P20"><text:span text:style-name="T25">library</text:span>(dplyr)</text:p>
      <text:p text:style-name="P20"/>
      <text:h text:style-name="P15" text:outline-level="1"><text:span text:style-name="T8">Z-Test for Testing of Hypothesis</text:span></text:h>
      <text:p text:style-name="P27">####### Two sample Z-Test for Test of significant in difference between means #########</text:p>
      <text:p text:style-name="P27">#### Here Given values are MEAN, SSAMPLE SIZE and STANDARD DEVIATION of Both Samples ######</text:p>
      <text:p text:style-name="P20"/>
      <text:p text:style-name="P27">##### Considering the Examples given in <text:span text:style-name="T3">DR. ATHE's TESTING OF HYPOTHESIS Pg.No. 35</text:span> <text:s/>#####</text:p>
      <text:p text:style-name="P23"/>
      <text:p text:style-name="P30"># There is no significant difference between the means of two paddy fields</text:p>
      <text:p text:style-name="P20"/>
      <text:p text:style-name="P38"># Given DATA for Field No 1</text:p>
      <text:p text:style-name="P43">field_1_Sample_Size &lt;- 60</text:p>
      <text:p text:style-name="P43">StandDeviation_1 &lt;- 1.15</text:p>
      <text:p text:style-name="P43">field_1_Sample_MEAN &lt;- 18.5</text:p>
      <text:p text:style-name="P43"/>
      <text:p text:style-name="P38"># Given DATA for Field No 2</text:p>
      <text:p text:style-name="P43">field_2_Sample_Size &lt;- 60</text:p>
      <text:p text:style-name="P43">StandDeviation_2 &lt;- 1.15</text:p>
      <text:p text:style-name="P43">field_2_Sample_MEAN &lt;- 20.3</text:p>
      <text:p text:style-name="P38"/>
      <text:p text:style-name="P38"># calculating the Z-statistic at 5% LOS (i.e, Tabulated value is 1.96)</text:p>
      <text:p text:style-name="P43">Z_Calculated &lt;- (field_2_Sample_MEAN - field_1_Sample_MEAN) / </text:p>
      <text:p text:style-name="P43"><text:s text:c="2"/>sqrt((StandDeviation_1^2/ field_1_Sample_Size) + (StandDeviation_2^2 / field_2_Sample_Size))</text:p>
      <text:p text:style-name="P43"/>
      <text:p text:style-name="P43">Z_Calculated</text:p>
      <text:p text:style-name="P24"><text:soft-page-break/><text:span text:style-name="T10">#####</text:span> <text:span text:style-name="T25">OUTPUT</text:span></text:p>
      <text:p text:style-name="P33"><text:span text:style-name="T5"><text:tab/><text:tab/><text:tab/></text:span><text:bookmark text:name="rstudio_console_output"/><text:span text:style-name="T7">[1] 8.573049</text:span></text:p>
      <text:p text:style-name="P30">## SINCE we got calculated value as 8.57 which is greater than tabulated value(1.96) So reject Null Hypothesis that means both the fields have significant difference</text:p>
      <text:p text:style-name="P30"/>
      <text:p text:style-name="P30"/>
      <text:p text:style-name="P30"/>
      <text:p text:style-name="P30"/>
      <text:h text:style-name="P16" text:outline-level="1"><text:span text:style-name="T9">T-Test for Testing of Hypothesis</text:span></text:h>
      <text:p text:style-name="P28">####### Two sample T-Test for Test of significant in difference between means #########</text:p>
      <text:p text:style-name="P28">#### Here Given values are Potato Plant yield Tubes fro two different varieties ######</text:p>
      <text:p text:style-name="P21"/>
      <text:p text:style-name="P28">##### Considering the Examples given in<text:span text:style-name="T3"> DR. ATHE's TESTING OF HYPOTHESIS Pg.No. 41</text:span> <text:s/>#####</text:p>
      <text:p text:style-name="P21"/>
      <text:p text:style-name="P21"/>
      <text:p text:style-name="P31">#Consider Null Hypothesis as mean number of tubes of the variety_1 significantly differ from the variety_2</text:p>
      <text:p text:style-name="P21"/>
      <text:p text:style-name="P39"># Given Data is</text:p>
      <text:p text:style-name="P44">Variety_1 &lt;- c(2.2, 2.5, 1.9, 2.6, 2.6, 2.3, 1.8, 2.0, 2.1, 2.4, 2.3)</text:p>
      <text:p text:style-name="P44">Variety_2 &lt;- c(2.8, 2.5, 2.7, 3.0, 3.1, 2.3, 2.4, 3.2, 2.5, 2.9)</text:p>
      <text:p text:style-name="P39"/>
      <text:p text:style-name="P39"><text:span text:style-name="T11"># </text:span>Create a data frame for the above both variety</text:p>
      <text:p text:style-name="P45">my_data &lt;- data.frame( </text:p>
      <text:p text:style-name="P45"><text:s text:c="2"/>Types=c(rep("Variety_1",11),rep("Variety_2",10)),</text:p>
      <text:p text:style-name="P45"><text:s text:c="2"/>num_tubes = c(Variety_1, <text:s/>Variety_2)</text:p>
      <text:p text:style-name="P45">)</text:p>
      <text:p text:style-name="P45">my_data</text:p>
      <text:p text:style-name="P46"><text:span text:style-name="T10">####</text:span> <text:span text:style-name="T25">OUTPUT </text:span></text:p>
      <text:p text:style-name="P34"><text:span text:style-name="T26"><text:tab/></text:span><text:bookmark text:name="rstudio_console_output1"/><text:span text:style-name="T7">Types num_tubes</text:span></text:p>
      <text:p text:style-name="P12">1 <text:s/>Variety_1 <text:s text:c="6"/>2.2</text:p>
      <text:p text:style-name="P12">2 <text:s/>Variety_1 <text:s text:c="6"/>2.5</text:p>
      <text:p text:style-name="P12">3 <text:s/>Variety_1 <text:s text:c="6"/>1.9</text:p>
      <text:p text:style-name="P12">4 <text:s/>Variety_1 <text:s text:c="6"/>2.6</text:p>
      <text:p text:style-name="P12">5 <text:s/>Variety_1 <text:s text:c="6"/>2.6</text:p>
      <text:p text:style-name="P12">6 <text:s/>Variety_1 <text:s text:c="6"/>2.3</text:p>
      <text:p text:style-name="P12">7 <text:s/>Variety_1 <text:s text:c="6"/>1.8</text:p>
      <text:p text:style-name="P12">8 <text:s/>Variety_1 <text:s text:c="6"/>2.0</text:p>
      <text:p text:style-name="P12">9 <text:s/>Variety_1 <text:s text:c="6"/>2.1</text:p>
      <text:p text:style-name="P12">10 Variety_1 <text:s text:c="6"/>2.4</text:p>
      <text:p text:style-name="P12">11 Variety_1 <text:s text:c="6"/>2.3</text:p>
      <text:p text:style-name="P12">12 Variety_2 <text:s text:c="6"/>2.8</text:p>
      <text:p text:style-name="P12">13 Variety_2 <text:s text:c="6"/>2.5</text:p>
      <text:p text:style-name="P12">14 Variety_2 <text:s text:c="6"/>2.7</text:p>
      <text:p text:style-name="P12">15 Variety_2 <text:s text:c="6"/>3.0</text:p>
      <text:p text:style-name="P12">16 Variety_2 <text:s text:c="6"/>3.1</text:p>
      <text:p text:style-name="P12">17 Variety_2 <text:s text:c="6"/>2.3</text:p>
      <text:p text:style-name="P12"><text:soft-page-break/>18 Variety_2 <text:s text:c="6"/>2.4</text:p>
      <text:p text:style-name="P12">19 Variety_2 <text:s text:c="6"/>3.2</text:p>
      <text:p text:style-name="P12">20 Variety_2 <text:s text:c="6"/>2.5</text:p>
      <text:p text:style-name="P12">21 Variety_2 <text:s text:c="6"/>2.9</text:p>
      <text:p text:style-name="P46"/>
      <text:p text:style-name="P39"># calculating the <text:span text:style-name="T17">T- Test</text:span> at 5% LOS (i.e, Tabulated value is <text:span text:style-name="T17">2.09</text:span>)</text:p>
      <text:p text:style-name="P44">group_by(my_data, Types) %&gt;%</text:p>
      <text:p text:style-name="P44">summarise(</text:p>
      <text:p text:style-name="P44"><text:s text:c="2"/>sample_size = n(),</text:p>
      <text:p text:style-name="P44"><text:s text:c="2"/>sample_mean = mean(num_tubes, na.rm = TRUE),</text:p>
      <text:p text:style-name="P44"><text:s text:c="2"/>sample_sd = sd(num_tubes, na.rm = TRUE)</text:p>
      <text:p text:style-name="P44">)</text:p>
      <text:p text:style-name="P47"><text:span text:style-name="T10">####</text:span> <text:span text:style-name="T25">OUTPUT</text:span></text:p>
      <text:p text:style-name="P35"><text:bookmark text:name="rstudio_console_output2"/><text:span text:style-name="T7"># A tibble: 2 x 4</text:span></text:p>
      <text:p text:style-name="P13"><text:s text:c="2"/><text:span text:style-name="T6">Types <text:s text:c="4"/>sample_size sample_mean sample_sd</text:span></text:p>
      <text:p text:style-name="P6"><text:span text:style-name="T19"><text:s text:c="2"/></text:span><text:span text:style-name="T7">&lt;fct&gt; <text:s text:c="10"/>&lt;int&gt; <text:s text:c="6"/>&lt;dbl&gt; <text:s text:c="4"/>&lt;dbl&gt;</text:span></text:p>
      <text:p text:style-name="P8"><text:span text:style-name="T19">1 Variety_1 <text:s text:c="9"/>11 <text:s text:c="7"/>2.25 <text:s text:c="4"/>0.273</text:span></text:p>
      <text:p text:style-name="P7"><text:span text:style-name="T18">2 Variety_2 <text:s text:c="9"/>10 <text:s text:c="7"/>2.74 <text:s text:c="4"/>0.310</text:span></text:p>
      <text:p text:style-name="P44"/>
      <text:p text:style-name="P21"><text:span text:style-name="T12">t.test(Variety_1, Variety_2)</text:span></text:p>
      <text:p text:style-name="P25"><text:span text:style-name="T10">####</text:span> <text:span text:style-name="T25">OUTPUT</text:span></text:p>
      <text:p text:style-name="P37"><text:span text:style-name="T20"><text:tab/></text:span><text:bookmark text:name="rstudio_console_output3"/><text:span text:style-name="T19"> <text:s text:c="7"/></text:span><text:span text:style-name="T7">Welch Two Sample t-test</text:span></text:p>
      <text:p text:style-name="P10"/>
      <text:p text:style-name="P12">data: <text:s/>Variety_1 and Variety_2</text:p>
      <text:p text:style-name="P12">t = -3.8625, df = 18.091, p-value = 0.001132</text:p>
      <text:p text:style-name="P12">alternative hypothesis: true difference in means is not equal to 0</text:p>
      <text:p text:style-name="P12">95 percent confidence interval:</text:p>
      <text:p text:style-name="P13"><text:s/><text:span text:style-name="T6">-0.7634435 -0.2256474</text:span></text:p>
      <text:p text:style-name="P12">sample estimates:</text:p>
      <text:p text:style-name="P12">mean of x mean of y </text:p>
      <text:p text:style-name="P13"><text:s/><text:span text:style-name="T6">2.245455 <text:s/>2.740000 </text:span></text:p>
      <text:p text:style-name="Text_20_body"><text:span text:style-name="T20"><text:tab/></text:span></text:p>
      <text:p text:style-name="P31">##So in the output we can see that calculated value (3.8) is greater than Tabulated value (2.09) at 5%LOS, and hence. <text:span text:style-name="T17">W</text:span>e conclude that the mean number of tubes of the variety_1 <text:s/>significantly not differ from the variety_2 </text:p>
      <text:p text:style-name="P31"/>
      <text:p text:style-name="P31"/>
      <text:p text:style-name="P31"/>
      <text:h text:style-name="P17" text:outline-level="1"><text:span text:style-name="T21">F-Test for Testing of Hypothesis</text:span></text:h>
      <text:p text:style-name="P29">####### Two sample F-Test for Test of significant in difference between means #########</text:p>
      <text:p text:style-name="P29">#### Given values are two types of water to irrigate the gram plants ######</text:p>
      <text:p text:style-name="P22"/>
      <text:p text:style-name="P29">##### Considering the Examples given in <text:span text:style-name="T3">DR. ATHE's TESTING OF HYPOTHESIS Pg.No. 45</text:span> <text:s/>#####</text:p>
      <text:p text:style-name="P22"/>
      <text:p text:style-name="P22"/>
      <text:p text:style-name="P22"><text:span text:style-name="T22"># Consider Null Hypothesis as The variances of the two systems of irrigation are homogeneous</text:span></text:p>
      <text:p text:style-name="P40"/>
      <text:p text:style-name="P40"><text:soft-page-break/># Given Data is</text:p>
      <text:p text:style-name="P48">Tap_water &lt;- c(3.5, 4.2, 2.8, 5.2, 1.7, 2.6, 3.5, 4.2, 5.0, 5.2)</text:p>
      <text:p text:style-name="P48">Saline_water &lt;- c(1.9, 2.6, 2.3, 4.3, 4.0, 4.2, 3.8, 2.9, 3.7)</text:p>
      <text:p text:style-name="P48"/>
      <text:p text:style-name="P40"># Create a data frame for the above both variety</text:p>
      <text:p text:style-name="P48">my_data &lt;- data.frame( </text:p>
      <text:p text:style-name="P48"><text:s text:c="2"/>Types_of_irrigation=c(rep("Saline_water",9),rep("Tap_water",10)),</text:p>
      <text:p text:style-name="P48"><text:s text:c="2"/>Height_of_Plants = c(Saline_water, Tap_water)</text:p>
      <text:p text:style-name="P48">)</text:p>
      <text:p text:style-name="P48"/>
      <text:p text:style-name="P48">my_data</text:p>
      <text:p text:style-name="P49"><text:span text:style-name="T10">####</text:span> <text:span text:style-name="T25">OUTPUT</text:span></text:p>
      <text:p text:style-name="P36"><text:span text:style-name="T23"><text:tab/></text:span><text:bookmark text:name="rstudio_console_output4"/><text:span text:style-name="T7">Types_of_irrigation Height_of_Plants</text:span></text:p>
      <text:p text:style-name="P12">1 <text:s text:c="8"/>Saline_water <text:s text:c="13"/>1.9</text:p>
      <text:p text:style-name="P12">2 <text:s text:c="8"/>Saline_water <text:s text:c="13"/>2.6</text:p>
      <text:p text:style-name="P12">3 <text:s text:c="8"/>Saline_water <text:s text:c="13"/>2.3</text:p>
      <text:p text:style-name="P12">4 <text:s text:c="8"/>Saline_water <text:s text:c="13"/>4.3</text:p>
      <text:p text:style-name="P12">5 <text:s text:c="8"/>Saline_water <text:s text:c="13"/>4.0</text:p>
      <text:p text:style-name="P12">6 <text:s text:c="8"/>Saline_water <text:s text:c="13"/>4.2</text:p>
      <text:p text:style-name="P12">7 <text:s text:c="8"/>Saline_water <text:s text:c="13"/>3.8</text:p>
      <text:p text:style-name="P12">8 <text:s text:c="8"/>Saline_water <text:s text:c="13"/>2.9</text:p>
      <text:p text:style-name="P12">9 <text:s text:c="8"/>Saline_water <text:s text:c="13"/>3.7</text:p>
      <text:p text:style-name="P12">10 <text:s text:c="10"/>Tap_water <text:s text:c="13"/>3.5</text:p>
      <text:p text:style-name="P12">11 <text:s text:c="10"/>Tap_water <text:s text:c="13"/>4.2</text:p>
      <text:p text:style-name="P12">12 <text:s text:c="10"/>Tap_water <text:s text:c="13"/>2.8</text:p>
      <text:p text:style-name="P12">13 <text:s text:c="10"/>Tap_water <text:s text:c="13"/>5.2</text:p>
      <text:p text:style-name="P12">14 <text:s text:c="10"/>Tap_water <text:s text:c="13"/>1.7</text:p>
      <text:p text:style-name="P12">15 <text:s text:c="10"/>Tap_water <text:s text:c="13"/>2.6</text:p>
      <text:p text:style-name="P12">16 <text:s text:c="10"/>Tap_water <text:s text:c="13"/>3.5</text:p>
      <text:p text:style-name="P12">17 <text:s text:c="10"/>Tap_water <text:s text:c="13"/>4.2</text:p>
      <text:p text:style-name="P12">18 <text:s text:c="10"/>Tap_water <text:s text:c="13"/>5.0</text:p>
      <text:p text:style-name="P11"><text:span text:style-name="T18">19 <text:s text:c="10"/>Tap_water <text:s text:c="13"/>5.2</text:span></text:p>
      <text:p text:style-name="P40"/>
      <text:p text:style-name="P40"/>
      <text:p text:style-name="P40"># <text:span text:style-name="T24">C</text:span>alculating the <text:span text:style-name="T24">F</text:span>-statistic at 5% LOS (i.e, Tabulated value is <text:span text:style-name="T24">3.23</text:span>)</text:p>
      <text:p text:style-name="P48">group_by(my_data, Types_of_irrigation) %&gt;%</text:p>
      <text:p text:style-name="P48"><text:s text:c="2"/>summarise(</text:p>
      <text:p text:style-name="P48"><text:s text:c="4"/>sample_size = n(),</text:p>
      <text:p text:style-name="P48"><text:s text:c="4"/>sample_mean = mean(Height_of_Plants, na.rm = TRUE),</text:p>
      <text:p text:style-name="P48"><text:s text:c="4"/>sample_sd = sd(Height_of_Plants, na.rm = TRUE)</text:p>
      <text:p text:style-name="P48"><text:s text:c="2"/>)</text:p>
      <text:p text:style-name="P49"><text:span text:style-name="T10">####</text:span> <text:span text:style-name="T25">OUTPUT</text:span></text:p>
      <text:p text:style-name="P36"><text:bookmark text:name="rstudio_console_output5"/><text:span text:style-name="T7"># A tibble: 2 x 4</text:span></text:p>
      <text:p text:style-name="P13"><text:s text:c="2"/><text:span text:style-name="T6">Types_of_irrigation sample_size sample_mean sample_sd</text:span></text:p>
      <text:p text:style-name="P6"><text:span text:style-name="T19"><text:s text:c="2"/></text:span><text:span text:style-name="T7">&lt;fct&gt; <text:s text:c="20"/>&lt;int&gt; <text:s text:c="6"/>&lt;dbl&gt; <text:s text:c="4"/>&lt;dbl&gt;</text:span></text:p>
      <text:p text:style-name="P8"><text:span text:style-name="T19">1 Saline_water <text:s text:c="17"/>9 <text:s text:c="7"/>3.3 <text:s text:c="5"/>0.889</text:span></text:p>
      <text:p text:style-name="P8"><text:span text:style-name="T19">2 Tap_water <text:s text:c="19"/>10 <text:s text:c="7"/>3.79 <text:s text:c="4"/>1.19 </text:span></text:p>
      <text:p text:style-name="P5"><text:span text:style-name="T19"/></text:p>
      <text:p text:style-name="P49"/>
      <text:p text:style-name="P22">res.ftest &lt;- var.test(Tap_water, Saline_water)</text:p>
      <text:p text:style-name="P22">res.ftest</text:p>
      <text:p text:style-name="P26"><text:soft-page-break/><text:span text:style-name="T10">####</text:span> <text:span text:style-name="T25">OUTPUT</text:span></text:p>
      <text:p text:style-name="P3"><text:bookmark text:name="rstudio_console_output6"/><text:s text:c="6"/><text:span text:style-name="T6">F test to compare two variances</text:span></text:p>
      <text:p text:style-name="P10"/>
      <text:p text:style-name="P12">data: <text:s/>Tap_water and Saline_water</text:p>
      <text:p text:style-name="P12">F = 1.7875, num df = 9, denom df = 8, p-value = 0.4254</text:p>
      <text:p text:style-name="P12">alternative hypothesis: true ratio of variances is not equal to 1</text:p>
      <text:p text:style-name="P12">95 percent confidence interval:</text:p>
      <text:p text:style-name="P13"><text:s/><text:span text:style-name="T6">0.4102334 7.3321737</text:span></text:p>
      <text:p text:style-name="P12">sample estimates:</text:p>
      <text:p text:style-name="P12">ratio of variances </text:p>
      <text:p text:style-name="P13"><text:s text:c="10"/><text:span text:style-name="T6">1.787482 </text:span></text:p>
      <text:p text:style-name="P26"/>
      <text:p text:style-name="P32">## So in the output we can see that calculated value(1.78) is less than tabulate value(which is 3.23) So accept the null Hypothesis, hence we conclude that the variances of the two systems of irrigation are homogeneous</text:p>
      <text:p text:style-name="P32"/>
      <text:p text:style-name="P32"/>
      <text:p text:style-name="P32"/>
      <text:h text:style-name="P18" text:outline-level="1">Chi-Square Test for Hypothesis</text:h>
      <text:p text:style-name="P29">####### Chi-Square Test to Test the significant difference between means #########</text:p>
      <text:p text:style-name="P29">## Given values are number of two types plants with two charactor as their leaf colour ###</text:p>
      <text:p text:style-name="P22"/>
      <text:p text:style-name="P29">##### Considering the Examples given in <text:span text:style-name="T3">DR. ATHE's TESTING OF HYPOTHESIS Pg.No. </text:span><text:span text:style-name="T4">49</text:span> <text:s/>#####</text:p>
      <text:p text:style-name="P22"/>
      <text:p text:style-name="P22"/>
      <text:p text:style-name="P32"># Consider Null hypothesis attributes as flower_colour and Shape_of_leaf are independent of each other</text:p>
      <text:p text:style-name="P22"/>
      <text:p text:style-name="P41"># <text:span text:style-name="T24">C</text:span>alculating the <text:span text:style-name="T24">Chi</text:span>-s<text:span text:style-name="T24">quare test</text:span> at 5% LOS (i.e, Tabulated value is <text:span text:style-name="T24">3.84</text:span>)<text:span text:style-name="T24"> </text:span></text:p>
      <text:p text:style-name="P48"><text:span text:style-name="T24">data</text:span> &lt;- as.table(rbind(c(99, 36), c(20, 5)))</text:p>
      <text:p text:style-name="P50">dimnames(<text:span text:style-name="T24">data</text:span>) &lt;- list(Flowe_color = c("White_Flower", "Red_Flower"),</text:p>
      <text:p text:style-name="P48"><text:s text:c="20"/>Shape_of_leaf = c("Flat_leaf","Cirled_leaf"))</text:p>
      <text:p text:style-name="P50">(Xsq &lt;- chisq.test(<text:span text:style-name="T24">data</text:span>))</text:p>
      <text:p text:style-name="P51"><text:span text:style-name="T10">####</text:span> <text:span text:style-name="T25">OUTPUT </text:span></text:p>
      <text:p text:style-name="P4"><text:bookmark text:name="rstudio_console_output7"/><text:s text:c="8"/><text:span text:style-name="T6">Pearson's Chi-squared test with Yates' continuity correction</text:span></text:p>
      <text:p text:style-name="P10"/>
      <text:p text:style-name="P12">data: <text:s/>M</text:p>
      <text:p text:style-name="P11"><text:span text:style-name="T18">X-squared = 0.20429, df = 1, p-value = 0.6513</text:span></text:p>
      <text:p text:style-name="P40"/>
      <text:p text:style-name="P40"/>
      <text:p text:style-name="P41"># <text:span text:style-name="T24">O</text:span>bserved counts (same as <text:span text:style-name="T24">data</text:span>) <text:span text:style-name="T24">will be</text:span></text:p>
      <text:p text:style-name="P48">Xsq$observed</text:p>
      <text:p text:style-name="P42"><text:span text:style-name="T10">####</text:span> <text:span text:style-name="T25">OUTPUT</text:span></text:p>
      <text:p text:style-name="P4"><text:bookmark text:name="rstudio_console_output8"/><text:s text:c="14"/><text:span text:style-name="T6">Shape_of_leaf</text:span></text:p>
      <text:p text:style-name="P12">Flowe_color <text:s text:c="3"/>Flat_leaf Cirled_leaf</text:p>
      <text:p text:style-name="P13"><text:s text:c="2"/><text:span text:style-name="T6">White_Flower <text:s text:c="7"/>99 <text:s text:c="9"/>36</text:span></text:p>
      <text:p text:style-name="P13"><text:s text:c="2"/><text:span text:style-name="T6">Red_Flower <text:s text:c="9"/>20 <text:s text:c="10"/>5</text:span></text:p>
      <text:p text:style-name="P9"/>
      <text:p text:style-name="P42"><text:soft-page-break/># expected counts under the null</text:p>
      <text:p text:style-name="P48">Xsq$expected</text:p>
      <text:p text:style-name="P51"><text:span text:style-name="T10">####</text:span> <text:span text:style-name="T25">OUTPUT</text:span></text:p>
      <text:p text:style-name="P4"><text:bookmark text:name="rstudio_console_output9"/><text:s text:c="14"/><text:span text:style-name="T6">Shape_of_leaf</text:span></text:p>
      <text:p text:style-name="P12">Flowe_color <text:s text:c="3"/>Flat_leaf Cirled_leaf</text:p>
      <text:p text:style-name="P13"><text:s text:c="2"/><text:span text:style-name="T6">White_Flower 100.40625 <text:s text:c="3"/>34.59375</text:span></text:p>
      <text:p text:style-name="P10"><text:span text:style-name="T19"><text:s text:c="2"/></text:span><text:span text:style-name="T7">Red_Flower <text:s text:c="3"/>18.59375 <text:s text:c="4"/>6.40625</text:span></text:p>
      <text:p text:style-name="P22"/>
      <text:p text:style-name="P32">## So we can see the output as Calulated value(0.20) which is less than tabulated value(3.84) at 5% LOS. So Null hypothesis is accepted. And hence we conclude that two characters, flower colour and shape of leaf are independent of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1" svg:font-family="'Ubuntu Mono'"/>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6cm" fo:margin-right="0.6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9:19:12.776121108</meta:creation-date>
    <dc:date>2020-04-25T20:23:22.392403919</dc:date>
    <meta:editing-duration>PT1H4M2S</meta:editing-duration>
    <meta:editing-cycles>19</meta:editing-cycles>
    <meta:generator>LibreOffice/6.0.7.3$Linux_X86_64 LibreOffice_project/00m0$Build-3</meta:generator>
    <meta:document-statistic meta:table-count="0" meta:image-count="0" meta:object-count="0" meta:page-count="6" meta:paragraph-count="178" meta:word-count="999" meta:character-count="7309" meta:non-whitespace-character-count="5568"/>
  </office:meta>
</office:document-meta>
</file>